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ckage-Local Nicknames</text:title></text:p>
      <text:p text:style-name="OrgTitle"/>
      <text:p text:style-name="OrgSubtitle"><text:initial-creator>Gleefr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7e532e">1. ISSUES</text:a></text:p>
          <text:p text:style-name="Contents_20_1"><text:a xlink:type="simple" xlink:href="#org1978064">2. Introduction</text:a></text:p>
          <text:p text:style-name="Contents_20_2"><text:a xlink:type="simple" xlink:href="#orga5b8f4a">2.1. Rationale</text:a></text:p>
          <text:p text:style-name="Contents_20_2"><text:a xlink:type="simple" xlink:href="#orga34bca4">2.2. Current state</text:a></text:p>
          <text:p text:style-name="Contents_20_2"><text:a xlink:type="simple" xlink:href="#orgffc1d4d">2.3. Goal</text:a></text:p>
          <text:p text:style-name="Contents_20_1"><text:a xlink:type="simple" xlink:href="#org4ae218d">3. Specification</text:a></text:p>
          <text:p text:style-name="Contents_20_2"><text:a xlink:type="simple" xlink:href="#org0806ae6">3.1. Description</text:a></text:p>
          <text:p text:style-name="Contents_20_3"><text:a xlink:type="simple" xlink:href="#org8e7c6e4">3.1.1. Concept</text:a></text:p>
          <text:p text:style-name="Contents_20_3"><text:a xlink:type="simple" xlink:href="#orga56727b">3.1.2. API</text:a></text:p>
          <text:p text:style-name="Contents_20_3"><text:a xlink:type="simple" xlink:href="#org3d7ac8d">3.1.3. Affected symbols</text:a></text:p>
          <text:p text:style-name="Contents_20_3"><text:a xlink:type="simple" xlink:href="#orgc04da7e">3.1.4. Edge cases</text:a></text:p>
          <text:p text:style-name="Contents_20_3"><text:a xlink:type="simple" xlink:href="#orgc6ea5ac">3.1.5. <text:span text:style-name="OrgCode">*FEATURES*</text:span></text:a></text:p>
          <text:p text:style-name="Contents_20_2"><text:a xlink:type="simple" xlink:href="#orgb1bb99a">3.2. Examples</text:a></text:p>
          <text:p text:style-name="Contents_20_1"><text:a xlink:type="simple" xlink:href="#orga62bddb">4. Links</text:a></text:p>
          <text:p text:style-name="Contents_20_1"><text:a xlink:type="simple" xlink:href="#orge12dde7">5. Copying and License</text:a></text:p>
        </text:index-body>
      </text:table-of-content>
      <text:p text:style-name="Text_20_body">[THIS IS A DRAFT]
</text:p>
      <text:h text:style-name="Heading_20_1" text:outline-level="1" text:is-list-header="false">
<text:bookmark-start text:name="OrgXref.org27e532e"/>
<text:bookmark text:name="org27e532e"/>ISSUES
<text:bookmark-end text:name="OrgXref.org27e532e"/></text:h>
      <text:list text:style-name="OrgNumberedList" text:continue-numbering="false">
        <text:list-item>
          <text:p text:style-name="Text_20_body">Inconsistency between return values of <text:span text:style-name="OrgCode">add-package-local-nickname</text:span> and
<text:span text:style-name="OrgCode">remove-package-local-nickname</text:span>. First always returns <text:span text:style-name="Emphasis">designated package</text:span>,
second one returns <text:span text:style-name="Emphasis">true</text:span> if a nickname was removed (but it is not
specified what exactly is returned). (Somewhat similar functions from the
standard - <text:span text:style-name="OrgCode">use-package</text:span> and <text:span text:style-name="OrgCode">unuse-package</text:span> always return <text:span text:style-name="OrgCode">T</text:span> - their api
is consistent.)
</text:p>
          <text:p text:style-name="Text_20_body"><text:span text:style-name="Bold">PROPOSAL</text:span>:
</text:p>
          <text:list text:style-name="OrgBulletedList" text:continue-numbering="true">
            <text:list-item>
              <text:p text:style-name="Text_20_body"><text:span text:style-name="OrgCode">add-package-local-nickname</text:span> should return <text:span text:style-name="Emphasis">designated package</text:span> if a new
nickname was added and <text:span text:style-name="OrgCode">NIL</text:span> otherwise (if it already existed).
</text:p>
            </text:list-item>
            <text:list-item>
              <text:p text:style-name="Text_20_body"><text:span text:style-name="OrgCode">remove-package-local-nickname</text:span> should return <text:span text:style-name="Emphasis">designated package</text:span> if
nickname was removed and <text:span text:style-name="OrgCode">NIL</text:span> otherwise.
</text:p>
            </text:list-item>
          </text:list>
          <text:p text:style-name="Text_20_body"><text:span text:style-name="Bold">CURRENTLY</text:span>:
</text:p>
          <text:p text:style-name="Text_20_body">sbcl, ccl, ecl, acl, abcl, clasp: <text:span text:style-name="OrgCode">add-package-local-nickname</text:span> always returns
<text:span text:style-name="Emphasis">designated package</text:span>.
</text:p>
          <text:p text:style-name="Text_20_body">sbcl, ccl, ecl, acl, clasp: <text:span text:style-name="OrgCode">remove-package-local-nickname</text:span> returns <text:span text:style-name="OrgCode">T</text:span> on success
and <text:span text:style-name="OrgCode">NIL</text:span>
</text:p>
          <text:p text:style-name="Text_20_body">abcl: <text:span text:style-name="OrgCode">remove-package-local-nickname</text:span> returns package nicknamed by the
removed nickname on success and <text:span text:style-name="OrgCode">NIL</text:span>.  [ That seems nice ]
</text:p>
        </text:list-item>
        <text:list-item>
          <text:p text:style-name="Text_20_body">See <text:a xlink:type="simple" xlink:href="#print-read-consistency">PRINT-READ consistency</text:a>.
</text:p>
          <text:p text:style-name="Text_20_body"><text:span text:style-name="Bold">CURRENTLY</text:span>:
</text:p>
          <text:p text:style-name="Text_20_body">sbcl, ccl, abcl: print symbol with package name when all package's names
and nicknames are shadowed by <text:span text:style-name="Emphasis">current package</text:span>'s <text:span text:style-name="Emphasis">local nicknames</text:span>.
</text:p>
          <text:p text:style-name="Text_20_body">ecl, acl, clasp: don't print with local nicknames at all.
</text:p>
        </text:list-item>
        <text:list-item>
          <text:p text:style-name="Text_20_body">It is not clear whether <text:span text:style-name="Emphasis">local nicknames</text:span> of the <text:span text:style-name="Emphasis">current package</text:span> should
affect <text:span text:style-name="OrgCode">make-package</text:span> or <text:span text:style-name="OrgCode">defpackage</text:span>.
</text:p>
          <text:p text:style-name="Text_20_body"><text:span text:style-name="Bold">PROPOSAL</text:span>:
They should not.  [ or they should? ]
</text:p>
          <text:p text:style-name="Text_20_body"><text:span text:style-name="Bold">CURRENTLY</text:span>:
</text:p>
          <text:p text:style-name="Text_20_body">ccl, acl, abcl: they do.
</text:p>
          <text:p text:style-name="Text_20_body">sbcl: partly (:use is affected, :local-nicknames are not)
</text:p>
          <text:p text:style-name="Text_20_body">ecl, clasp: they don't.
</text:p>
        </text:list-item>
        <text:list-item>
          <text:p text:style-name="Text_20_body">It is not clear whether <text:span text:style-name="Emphasis">local nicknames</text:span> of the package <text:span text:style-name="Bold">being defined</text:span>
should affect <text:span text:style-name="OrgCode">make-package</text:span> or <text:span text:style-name="OrgCode">defpackage</text:span>.
</text:p>
          <text:p text:style-name="Text_20_body"><text:span text:style-name="Bold">PROPOSAL</text:span>:
They should not.
</text:p>
          <text:p text:style-name="Text_20_body"><text:span text:style-name="Bold">CURRENTLY</text:span>:
</text:p>
          <text:p text:style-name="Text_20_body">sbcl, ccl, acl, abcl: they don't.
</text:p>
          <text:p text:style-name="Text_20_body">ecl: they do.
</text:p>
          <text:p text:style-name="Text_20_body">clasp: they do in some weird way - also depends on order in which PLN are
added.
</text:p>
        </text:list-item>
        <text:list-item>
          <text:p text:style-name="Text_20_body">It is not clear whether it is valid to have a <text:span text:style-name="Emphasis">local nickname</text:span> in a package
shadowing its own name or nickname.
</text:p>
          <text:p text:style-name="Text_20_body">Now: SBCL signals an error, but that doesn't make much sense, especially if
a <text:span text:style-name="Emphasis">local nickname</text:span> shadows the <text:span text:style-name="Emphasis">global nickname</text:span> of a package and not its
name. And it is possible to achieve a <text:span text:style-name="Emphasis">local nickname</text:span> shadowing a <text:span text:style-name="Emphasis">global
nickname</text:span> or the <text:span text:style-name="Emphasis">package name</text:span> by renaming the package.
</text:p>
          <text:p text:style-name="Text_20_body"><text:span text:style-name="Bold">PROPOSAL</text:span>
</text:p>
          <text:p text:style-name="Text_20_body">It should be allowed, but a warning might be signaled.
</text:p>
          <text:p text:style-name="Text_20_body"><text:span text:style-name="Bold">CURRENTLY</text:span>:
</text:p>
          <text:p text:style-name="Text_20_body">sbcl, ccl, abcl: not allowed.
</text:p>
          <text:p text:style-name="Text_20_body">ecl, acl, clasp: allowed.
</text:p>
        </text:list-item>
        <text:list-item>
          <text:p text:style-name="Text_20_body"><text:span text:style-name="Bold">PROPOSAL</text:span>
</text:p>
          <text:p text:style-name="Text_20_body">Add <text:span text:style-name="OrgCode">:local-nicknames</text:span> option to <text:span text:style-name="OrgCode">make-package</text:span> similar to <text:span text:style-name="OrgCode">defpackage</text:span>.
See <text:a xlink:type="simple" xlink:href="#make-package">make-package</text:a>.
</text:p>
          <text:p text:style-name="Text_20_body"><text:span text:style-name="Bold">CURRENTLY</text:span>:
</text:p>
          <text:p text:style-name="Text_20_body">ecl: takes keyword parameter, but segfaults on incorrect usage + doesn't
have it in docstring. :/
</text:p>
          <text:p text:style-name="Text_20_body">acl: has it
</text:p>
          <text:p text:style-name="Text_20_body">abcl, sbcl, ccl, clasp: don't have it.
</text:p>
        </text:list-item>
        <text:list-item>
          <text:p text:style-name="Text_20_body">It is not clear whether functions <text:span text:style-name="OrgCode">package-local-nicknames</text:span> and
<text:span text:style-name="OrgCode">package-locally-nicknamed-by-list</text:span> should be allowed to return
lists with duplicate entries.
</text:p>
          <text:p text:style-name="Text_20_body"><text:span text:style-name="Bold">PROPOSAL</text:span>
</text:p>
          <text:p text:style-name="Text_20_body">They should not.
</text:p>
          <text:p text:style-name="Text_20_body"><text:span text:style-name="Bold">CURRENTLY</text:span>:
</text:p>
          <text:p text:style-name="Text_20_body">sbcl, acl, clasp, ccl, abcl, ecl: don't return duplicate entries from <text:span text:style-name="OrgCode">package-local-nicknames</text:span>.
</text:p>
          <text:p text:style-name="Text_20_body">sbcl, acl, clasp: don't return duplicate entries from <text:span text:style-name="OrgCode">package-locally-nicknamed-by-list</text:span>.
</text:p>
          <text:p text:style-name="Text_20_body">ccl, abcl, ecl: return duplicate entries from <text:span text:style-name="OrgCode">package-locally-nicknamed-by-list</text:span>.
</text:p>
        </text:list-item>
      </text:list>
      <text:h text:style-name="Heading_20_1" text:outline-level="1" text:is-list-header="false">
<text:bookmark-start text:name="OrgXref.org1978064"/>
<text:bookmark text:name="org1978064"/>Introduction
<text:bookmark-end text:name="OrgXref.org1978064"/></text:h>
      <text:p text:style-name="Text_20_body">This is a specification for package-local nicknames extension in Common Lisp.
</text:p>
      <text:h text:style-name="Heading_20_2" text:outline-level="2" text:is-list-header="false">
<text:bookmark-start text:name="OrgXref.orga5b8f4a"/>
<text:bookmark text:name="orga5b8f4a"/>Rationale
<text:bookmark-end text:name="OrgXref.orga5b8f4a"/></text:h>
      <text:p text:style-name="Text_20_body">Package-local nicknames allow to use short and easy-to-use names without
potentially introducing name conflict as with normal nicknames.
</text:p>
      <text:h text:style-name="Heading_20_2" text:outline-level="2" text:is-list-header="false">
<text:bookmark-start text:name="OrgXref.orga34bca4"/>
<text:bookmark text:name="orga34bca4"/>Current state
<text:bookmark-end text:name="OrgXref.orga34bca4"/></text:h>
      <text:p text:style-name="Text_20_body">Package-local nicknames are implemented (at least partially) in <text:span text:style-name="OrgCode">SBCL</text:span>,
<text:span text:style-name="OrgCode">CCL</text:span>, <text:span text:style-name="OrgCode">ECL</text:span>, <text:span text:style-name="OrgCode">Clasp</text:span>, <text:span text:style-name="OrgCode">ABCL</text:span>, <text:span text:style-name="OrgCode">Allegro CL</text:span>, <text:span text:style-name="OrgCode">LispWorks</text:span>. Unfortunately,
there are multiple inconsistencies between implementations, and all
implementations lose <text:span text:style-name="Bold">print-read</text:span> consistency to some extent.
</text:p>
      <text:h text:style-name="Heading_20_2" text:outline-level="2" text:is-list-header="false">
<text:bookmark-start text:name="OrgXref.orgffc1d4d"/>
<text:bookmark text:name="orgffc1d4d"/>Goal
<text:bookmark-end text:name="OrgXref.orgffc1d4d"/></text:h>
      <text:p text:style-name="Text_20_body">The purpose of this document is to standardize the package-local nicknames
extension and to address some existing issues (mostly <text:span text:style-name="Bold">print-read</text:span>
consistency).
</text:p>
      <text:p text:style-name="Text_20_body">[TODO]
</text:p>
      <text:p text:style-name="Text_20_body">This CDR also aims to provide an extensive test suite for this extension.
</text:p>
      <text:h text:style-name="Heading_20_1" text:outline-level="1" text:is-list-header="false">
<text:bookmark-start text:name="OrgXref.org4ae218d"/>
<text:bookmark text:name="org4ae218d"/>Specification
<text:bookmark-end text:name="OrgXref.org4ae218d"/></text:h>
      <text:h text:style-name="Heading_20_2" text:outline-level="2" text:is-list-header="false">
<text:bookmark-start text:name="OrgXref.org0806ae6"/>
<text:bookmark text:name="org0806ae6"/>Description
<text:bookmark-end text:name="OrgXref.org0806ae6"/></text:h>
      <text:h text:style-name="Heading_20_3" text:outline-level="3" text:is-list-header="false">
<text:bookmark-start text:name="OrgXref.org8e7c6e4"/>
<text:bookmark text:name="org8e7c6e4"/>Concept
<text:bookmark-end text:name="OrgXref.org8e7c6e4"/></text:h>
      <text:p text:style-name="Text_20_body"><text:span text:style-name="Emphasis">Package-local nickname</text:span> (or <text:span text:style-name="Emphasis">local nickname</text:span>) has the same effects as a
normal <text:span text:style-name="Emphasis">package nickname</text:span> (later <text:span text:style-name="Emphasis">global nickname</text:span>), except that these
effects only apply when <text:span text:style-name="OrgCode">*package*</text:span> is bound to a package for which the
nickname has been defined.
</text:p>
      <text:p text:style-name="Text_20_body">That means that calls to <text:span text:style-name="OrgCode">find-package</text:span> with a <text:span text:style-name="Emphasis">local nickname</text:span> defined in
the <text:span text:style-name="Emphasis">current package</text:span> should return the package nicknamed by this nickname.
</text:p>
      <text:p text:style-name="Text_20_body">This also affects all implied calls to <text:span text:style-name="OrgCode">find-package</text:span>, including those
performed by the lisp reader.
</text:p>
      <text:p text:style-name="Text_20_body">In addition, to maintain <text:span text:style-name="Bold">print-read</text:span> consistency, the lisp printer is
affected by <text:span text:style-name="Emphasis">local nicknames</text:span> defined in the <text:span text:style-name="Emphasis">current package</text:span>, for details
see <text:a xlink:type="simple" xlink:href="#print-read-consistency">PRINT-READ consistency</text:a>.
</text:p>
      <text:p text:style-name="Text_20_body"><text:span text:style-name="Emphasis">Local nickname</text:span> is allowed to shadow a <text:span text:style-name="Emphasis">package name</text:span> or a <text:span text:style-name="Emphasis">global
nickname</text:span>, except for the names <text:span text:style-name="OrgCode">#:CL</text:span>, <text:span text:style-name="OrgCode">#:COMMON-LISP</text:span> and <text:span text:style-name="OrgCode">#:KEYWORD</text:span>
which should always refer to their packages.
</text:p>
      <text:h text:style-name="Heading_20_3" text:outline-level="3" text:is-list-header="false">
<text:bookmark-start text:name="OrgXref.orga56727b"/>
<text:bookmark text:name="orga56727b"/>API
<text:bookmark-end text:name="OrgXref.orga56727b"/></text:h>
      <text:p text:style-name="Horizontal_20_Line"/>
      <text:list text:style-name="OrgNumberedList" text:continue-numbering="false">
        <text:list-item>
          <text:p text:style-name="Text_20_body">
<text:bookmark-start text:name="OrgXref.org3701476"/>
<text:bookmark text:name="org3701476"/>defpackage
<text:bookmark-end text:name="OrgXref.org3701476"/></text:p>
          <text:p text:style-name="Text_20_body"><text:span text:style-name="OrgCode">defpackage</text:span> options are extended to include <text:span text:style-name="Emphasis">local-nicknames-option</text:span>:
</text:p>
          <text:p text:style-name="OrgFixedWidthBlockLastLine">local-nicknames-option ::= (:local-nicknames (nickname package)*)</text:p>
          <text:p text:style-name="Text_20_body">Each pair specifies a <text:span text:style-name="Emphasis">local nickname</text:span> <text:span text:style-name="OrgCode">nickname</text:span> for the corresponding
<text:span text:style-name="OrgCode">package</text:span>.
</text:p>
          <text:p text:style-name="Text_20_body">This option may appear more than once and is executed <text:span text:style-name="Bold">after</text:span> all standard
options.
</text:p>
          <text:p text:style-name="Text_20_body">To avoid confusion, <text:span text:style-name="Emphasis">local nicknames</text:span> of the <text:span text:style-name="Emphasis">current package</text:span> must be
ignored in <text:span text:style-name="OrgCode">defpackage</text:span>. In other words <text:span text:style-name="OrgCode">defpackage</text:span> must <text:span text:style-name="Bold">not</text:span> be affected
by the <text:span text:style-name="OrgCode">*package*</text:span> special variable.
</text:p>
          <text:list text:style-name="OrgNumberedList" text:continue-numbering="true">
            <text:list-item>
              <text:p text:style-name="Text_20_body">
<text:bookmark-start text:name="OrgXref.org4c784fe"/>
<text:bookmark text:name="org4c784fe"/>Arguments and Values:
<text:bookmark-end text:name="OrgXref.org4c784fe"/></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9298778"/>
<text:bookmark text:name="org9298778"/>Exceptional situations
<text:bookmark-end text:name="OrgXref.org9298778"/></text:p>
              <text:p text:style-name="Text_20_body">An error of type <text:span text:style-name="OrgCode">package-error</text:span> is signaled when a package designated by
<text:span text:style-name="OrgCode">package</text:span> does not exists.
</text:p>
              <text:p text:style-name="Text_20_body">[OR DOES IT?]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53bc818"/>
<text:bookmark text:name="org53bc818"/>Implementation dependent
<text:bookmark-end text:name="OrgXref.org53bc818"/></text:p>
              <text:p text:style-name="Text_20_body">The behaviour is unspecified when a package designated by <text:span text:style-name="OrgCode">package</text:span> does
not exists.
</text:p>
              <text:p text:style-name="Text_20_body">[OR IT IS?]
</text:p>
              <text:p text:style-name="Text_20_body">The behaviour is unspecified when a <text:span text:style-name="Emphasis">local nickname</text:span> is specified for the
package that is being defined.
</text:p>
              <text:p text:style-name="Text_20_body">The behaviour is unspecified when supplied <text:span text:style-name="Emphasis">local nicknames</text:span> are at
variance with the current state of the package that is being defined. An
implementation might choose to remove all present <text:span text:style-name="Emphasis">local nicknames</text:span> at the
begining of each redefinition of the package.
</text:p>
              <text:p text:style-name="Text_20_body">[TODO: What happens when a package is redefined with local
nicknames in other packages that it is nicknamed by? It probably
can't be strictly defined since redefining package is
implementation dependent… But seems like they must be left
intact.]
</text:p>
              <text:p text:style-name="Horizontal_20_Line"/>
            </text:list-item>
          </text:list>
        </text:list-item>
        <text:list-item>
          <text:p text:style-name="Text_20_body">
<text:bookmark-start text:name="OrgXref.org8f2b045"/>
<text:bookmark text:name="org8f2b045"/>make-package
<text:bookmark-end text:name="OrgXref.org8f2b045"/></text:p>
          <text:p text:style-name="Text_20_body">(<text:span text:style-name="Bold">PROPOSAL</text:span> for new API.)
</text:p>
          <text:p text:style-name="Text_20_body">To avoid confusion, <text:span text:style-name="Emphasis">local nicknames</text:span> of the <text:span text:style-name="Emphasis">current package</text:span> must be
ignored during evaluation of <text:span text:style-name="OrgCode">make-package</text:span>. In other words <text:span text:style-name="OrgCode">make-package</text:span>
must <text:span text:style-name="Bold">not</text:span> be affected by the <text:span text:style-name="OrgCode">*package*</text:span> special variable.
</text:p>
          <text:p text:style-name="Text_20_body"><text:span text:style-name="OrgCode">make-package</text:span> lambda list is extended to include an additional key
parameter: <text:span text:style-name="OrgCode">local-nicknames</text:span>.
</text:p>
          <text:p text:style-name="OrgFixedWidthBlockLastLine">local-nicknames ::= ((nickname package)*)</text:p>
          <text:p text:style-name="Text_20_body"><text:span text:style-name="OrgCode">local-nicknames</text:span> defaults to an <text:span text:style-name="Emphasis">empty list</text:span>.
</text:p>
          <text:p text:style-name="Text_20_body"><text:span text:style-name="OrgCode">local-nicknames</text:span> must be a <text:span text:style-name="Emphasis">list</text:span> each element of which must be a <text:span text:style-name="Emphasis">list</text:span>
of form <text:span text:style-name="OrgCode">(nickname package)</text:span>. Specifies <text:span text:style-name="Emphasis">local nicknames</text:span> in the new
<text:span text:style-name="Emphasis">package</text:span>.
</text:p>
          <text:list text:style-name="OrgNumberedList" text:continue-numbering="true">
            <text:list-item>
              <text:p text:style-name="Text_20_body">
<text:bookmark-start text:name="OrgXref.org1784b32"/>
<text:bookmark text:name="org1784b32"/>Arguments and Values:
<text:bookmark-end text:name="OrgXref.org1784b32"/></text:p>
              <text:p text:style-name="Text_20_body"><text:span text:style-name="OrgCode">local-nicknames</text:span> must be a <text:span text:style-name="Emphasis">string designator</text:span>.
</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54a9346"/>
<text:bookmark text:name="org54a9346"/>Exceptional situations
<text:bookmark-end text:name="OrgXref.org54a9346"/></text:p>
              <text:p text:style-name="Text_20_body">An error of type <text:span text:style-name="OrgCode">package-error</text:span> is signaled when a package designated by
<text:span text:style-name="OrgCode">package</text:span> does not exists.
</text:p>
              <text:p text:style-name="Text_20_body">[OR DOES IT?]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30dd33d"/>
<text:bookmark text:name="org30dd33d"/>Implementation dependent
<text:bookmark-end text:name="OrgXref.org30dd33d"/></text:p>
              <text:p text:style-name="Text_20_body">The behaviour is unspecified when a package designated by <text:span text:style-name="OrgCode">package</text:span> does
not exists.
</text:p>
              <text:p text:style-name="Text_20_body">[OR IT IS?]
</text:p>
              <text:p text:style-name="Text_20_body">The behaviour is unspecified when a <text:span text:style-name="Emphasis">local nickname</text:span> is specified for the
package that is being defined.
</text:p>
            </text:list-item>
            <text:list-item>
              <text:p text:style-name="Text_20_body">
<text:bookmark-start text:name="OrgXref.orge5cd6eb"/>
<text:bookmark text:name="orge5cd6eb"/>Notes
<text:bookmark-end text:name="OrgXref.orge5cd6eb"/></text:p>
              <text:p text:style-name="Text_20_body">It is still possible to specify a package designated by <text:span text:style-name="Emphasis">local nickname</text:span>
in <text:span text:style-name="OrgCode">:use</text:span> and/or <text:span text:style-name="OrgCode">:local-nicknames</text:span> parameters by calling <text:span text:style-name="OrgCode">find-package</text:span>
before calling <text:span text:style-name="OrgCode">make-package</text:span>.
</text:p>
              <text:p text:style-name="Horizontal_20_Line"/>
            </text:list-item>
          </text:list>
        </text:list-item>
        <text:list-item>
          <text:p text:style-name="Text_20_body">
<text:bookmark-start text:name="OrgXref.orgc072312"/>
<text:bookmark text:name="orgc072312"/>add-package-local-nickname
<text:bookmark-end text:name="OrgXref.orgc072312"/></text:p>
          <text:p text:style-name="OrgFixedWidthBlock">(add-package-local-nickname nickname actual-package &amp;optional designated-package)</text:p>
          <text:p text:style-name="OrgFixedWidthBlockLastLine"> <text:s text:c="1"/>=&gt; designated-package-object</text:p>
          <text:p text:style-name="Text_20_body"><text:span text:style-name="OrgCode">designated-package</text:span> defaults to the <text:span text:style-name="Emphasis">current package</text:span>.
</text:p>
          <text:p text:style-name="Text_20_body">Adds a <text:span text:style-name="Emphasis">package-local nickname</text:span> <text:span text:style-name="OrgCode">nickname</text:span> for the <text:span text:style-name="OrgCode">actual-package</text:span> in the
<text:span text:style-name="OrgCode">designated-package</text:span>.
</text:p>
          <text:p text:style-name="Text_20_body">Returns the package designated by <text:span text:style-name="OrgCode">designated-package</text:span>.
</text:p>
          <text:p text:style-name="Text_20_body">If a <text:span text:style-name="Emphasis">nickname</text:span> is already defined, checks that it is defined for the
package designated by <text:span text:style-name="OrgCode">actual-package</text:span>.
</text:p>
          <text:list text:style-name="OrgNumberedList" text:continue-numbering="true">
            <text:list-item>
              <text:p text:style-name="Text_20_body">
<text:bookmark-start text:name="OrgXref.orgcb7a4a9"/>
<text:bookmark text:name="orgcb7a4a9"/>Arguments and Values
<text:bookmark-end text:name="OrgXref.orgcb7a4a9"/></text:p>
              <text:p text:style-name="Text_20_body"><text:span text:style-name="OrgCode">nickname</text:span> must be a <text:span text:style-name="Emphasis">string designator</text:span>.
</text:p>
              <text:p text:style-name="Text_20_body"><text:span text:style-name="OrgCode">actual-package</text:span> and <text:span text:style-name="OrgCode">designated-package</text:span> must be <text:span text:style-name="Emphasis">package designators</text:span>.
</text:p>
              <text:p text:style-name="Text_20_body"><text:span text:style-name="OrgCode">designated-package-object</text:span> is of type <text:span text:style-name="Emphasis">package</text:span>.
</text:p>
            </text:list-item>
            <text:list-item>
              <text:p text:style-name="Text_20_body">
<text:bookmark-start text:name="OrgXref.org2c3127e"/>
<text:bookmark text:name="org2c3127e"/>Exceptional situations
<text:bookmark-end text:name="OrgXref.org2c3127e"/></text:p>
              <text:p text:style-name="Text_20_body">If a package designated by <text:span text:style-name="OrgCode">actual-package</text:span> or a package designated by
<text:span text:style-name="OrgCode">designated-package</text:span> does not exists, an error of type <text:span text:style-name="Emphasis">package-error</text:span>
must be signaled.
</text:p>
              <text:p text:style-name="Text_20_body">If <text:span text:style-name="OrgCode">nickname</text:span> is one of the names <text:span text:style-name="OrgCode">#:CL</text:span>, <text:span text:style-name="OrgCode">#:COMMON-LISP</text:span> or <text:span text:style-name="OrgCode">#:KEYWORD</text:span>,
an error of type <text:span text:style-name="Emphasis">package-error</text:span> must be signaled.
</text:p>
              <text:p text:style-name="Text_20_body">If <text:span text:style-name="OrgCode">nickname</text:span> is a <text:span text:style-name="Emphasis">local nickname</text:span> for a package different from
<text:span text:style-name="OrgCode">actual-package</text:span>, an error of type <text:span text:style-name="Emphasis">package-error</text:span> must be signaled.
</text:p>
            </text:list-item>
            <text:list-item>
              <text:p text:style-name="Text_20_body">
<text:bookmark-start text:name="OrgXref.org7a75594"/>
<text:bookmark text:name="org7a75594"/>Implementation dependent
<text:bookmark-end text:name="OrgXref.org7a75594"/></text:p>
              <text:p text:style-name="Text_20_body"><text:span text:style-name="Bold">PROPOSAL</text:span> (See <text:a xlink:type="simple" xlink:href="#issues">issues#4</text:a>.)
</text:p>
              <text:p text:style-name="Text_20_body">If <text:span text:style-name="OrgCode">nickname</text:span> shadows the <text:span text:style-name="OrgCode">designated-package</text:span>'s <text:span text:style-name="Emphasis">package name</text:span> or one of
its <text:span text:style-name="Emphasis">global nicknames</text:span>, a style warning might signaled.
</text:p>
              <text:p text:style-name="Horizontal_20_Line"/>
            </text:list-item>
          </text:list>
        </text:list-item>
        <text:list-item>
          <text:p text:style-name="Text_20_body">
<text:bookmark-start text:name="OrgXref.org0e1e440"/>
<text:bookmark text:name="org0e1e440"/>remove-package-local-nickname
<text:bookmark-end text:name="OrgXref.org0e1e440"/></text:p>
          <text:p text:style-name="OrgFixedWidthBlock">(remove-package-local-nickname old-nickname &amp;optional designated-package)</text:p>
          <text:p text:style-name="OrgFixedWidthBlockLastLine"> <text:s text:c="1"/>=&gt; nickname-removed-p</text:p>
          <text:p text:style-name="Text_20_body"><text:span text:style-name="OrgCode">designated-package</text:span> defaults to the <text:span text:style-name="Emphasis">current package</text:span>.
</text:p>
          <text:p text:style-name="Text_20_body">If <text:span text:style-name="OrgCode">designated-package</text:span> has <text:span text:style-name="OrgCode">old-nickname</text:span> as a <text:span text:style-name="Emphasis">local nickname</text:span>, it is
removed.
</text:p>
          <text:p text:style-name="Text_20_body">Returns <text:span text:style-name="Emphasis">true</text:span> if the <text:span text:style-name="OrgCode">old-nickname</text:span> existed (and was removed), and <text:span text:style-name="OrgCode">NIL</text:span>
otherwise.
</text:p>
          <text:list text:style-name="OrgNumberedList" text:continue-numbering="true">
            <text:list-item>
              <text:p text:style-name="Text_20_body">
<text:bookmark-start text:name="OrgXref.org0d5e8c9"/>
<text:bookmark text:name="org0d5e8c9"/>Arguments and Values
<text:bookmark-end text:name="OrgXref.org0d5e8c9"/></text:p>
              <text:p text:style-name="Text_20_body"><text:span text:style-name="OrgCode">old-nickname</text:span> must be a <text:span text:style-name="Emphasis">string designator</text:span>.
</text:p>
              <text:p text:style-name="Text_20_body"><text:span text:style-name="OrgCode">designated-package</text:span> must be a <text:span text:style-name="Emphasis">package designator</text:span>.
</text:p>
              <text:p text:style-name="Text_20_body"><text:span text:style-name="OrgCode">nickname-removed-p</text:span> is a <text:span text:style-name="Emphasis">generalized boolean</text:span>.
</text:p>
            </text:list-item>
            <text:list-item>
              <text:p text:style-name="Text_20_body">
<text:bookmark-start text:name="OrgXref.org95a7055"/>
<text:bookmark text:name="org95a7055"/>Exceptional situations
<text:bookmark-end text:name="OrgXref.org95a7055"/></text:p>
              <text:p text:style-name="Text_20_body">If a package designated by <text:span text:style-name="OrgCode">designated-package</text:span> does not exists, an error of
type <text:span text:style-name="Emphasis">package-error</text:span> must be signaled.
</text:p>
              <text:p text:style-name="Horizontal_20_Line"/>
            </text:list-item>
          </text:list>
        </text:list-item>
        <text:list-item>
          <text:p text:style-name="Text_20_body">
<text:bookmark-start text:name="OrgXref.org926390d"/>
<text:bookmark text:name="org926390d"/>package-local-nicknames
<text:bookmark-end text:name="OrgXref.org926390d"/></text:p>
          <text:p text:style-name="OrgFixedWidthBlock">(package-local-nicknames package)</text:p>
          <text:p text:style-name="OrgFixedWidthBlockLastLine"> <text:s text:c="1"/>=&gt; local-nicknames-alist</text:p>
          <text:p text:style-name="Text_20_body">Returns an <text:span text:style-name="Emphasis">alist</text:span> describing local nicknames defined in a package
designated by <text:span text:style-name="OrgCode">package</text:span>.
</text:p>
          <text:p text:style-name="Text_20_body">Each cons cell in <text:span text:style-name="OrgCode">local-nicknames-alist</text:span> is of the form <text:span text:style-name="OrgCode">(nickname . package)</text:span>
where <text:span text:style-name="OrgCode">nickname</text:span> is of type <text:span text:style-name="Emphasis">string</text:span> and <text:span text:style-name="OrgCode">package</text:span> is of type
<text:span text:style-name="Emphasis">package</text:span>.
</text:p>
          <text:list text:style-name="OrgNumberedList" text:continue-numbering="true">
            <text:list-item>
              <text:p text:style-name="Text_20_body">
<text:bookmark-start text:name="OrgXref.org23d0580"/>
<text:bookmark text:name="org23d0580"/>Arguments and Values
<text:bookmark-end text:name="OrgXref.org23d0580"/></text:p>
              <text:p text:style-name="Text_20_body"><text:span text:style-name="OrgCode">package</text:span> must be a <text:span text:style-name="Emphasis">package designator</text:span>.
</text:p>
              <text:p text:style-name="Text_20_body"><text:span text:style-name="OrgCode">local-nicknames-alist</text:span> is an <text:span text:style-name="Emphasis">alist</text:span> with keys of type <text:span text:style-name="Emphasis">string</text:span> and
values of type <text:span text:style-name="Emphasis">package</text:span>.
</text:p>
            </text:list-item>
            <text:list-item>
              <text:p text:style-name="Text_20_body">
<text:bookmark-start text:name="OrgXref.org5588f1b"/>
<text:bookmark text:name="org5588f1b"/>Exceptional situations
<text:bookmark-end text:name="OrgXref.org5588f1b"/></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ee78ca4"/>
<text:bookmark text:name="orgee78ca4"/>Notes
<text:bookmark-end text:name="OrgXref.orgee78ca4"/></text:p>
              <text:p text:style-name="Text_20_body">The returned <text:span text:style-name="Emphasis">alist</text:span> must be safe to be modified by the user.
</text:p>
              <text:p text:style-name="Horizontal_20_Line"/>
            </text:list-item>
          </text:list>
        </text:list-item>
        <text:list-item>
          <text:p text:style-name="Text_20_body">
<text:bookmark-start text:name="OrgXref.org52da52c"/>
<text:bookmark text:name="org52da52c"/>package-locally-nicknamed-by-list
<text:bookmark-end text:name="OrgXref.org52da52c"/></text:p>
          <text:p text:style-name="OrgFixedWidthBlock">(package-locally-nicknamed-by-list package)</text:p>
          <text:p text:style-name="OrgFixedWidthBlockLastLine"> <text:s text:c="1"/>=&gt; packages-list</text:p>
          <text:p text:style-name="Text_20_body">Returns a <text:span text:style-name="Emphasis">list</text:span> of packages that have a <text:span text:style-name="Emphasis">local nickname</text:span> defined for the
package designated by <text:span text:style-name="OrgCode">package</text:span>.
</text:p>
          <text:list text:style-name="OrgNumberedList" text:continue-numbering="true">
            <text:list-item>
              <text:p text:style-name="Text_20_body">
<text:bookmark-start text:name="OrgXref.org7675d02"/>
<text:bookmark text:name="org7675d02"/>Arguments and Values
<text:bookmark-end text:name="OrgXref.org7675d02"/></text:p>
              <text:p text:style-name="Text_20_body"><text:span text:style-name="OrgCode">package</text:span> must be a <text:span text:style-name="Emphasis">package designator</text:span>.
</text:p>
              <text:p text:style-name="Text_20_body"><text:span text:style-name="OrgCode">packages-list</text:span> is a <text:span text:style-name="Emphasis">list</text:span> with elements of type <text:span text:style-name="Emphasis">package</text:span>.
</text:p>
            </text:list-item>
            <text:list-item>
              <text:p text:style-name="Text_20_body">
<text:bookmark-start text:name="OrgXref.orgdd514ef"/>
<text:bookmark text:name="orgdd514ef"/>Exceptional situations
<text:bookmark-end text:name="OrgXref.orgdd514ef"/></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bfdeb4b"/>
<text:bookmark text:name="orgbfdeb4b"/>Notes
<text:bookmark-end text:name="OrgXref.orgbfdeb4b"/></text:p>
              <text:p text:style-name="Text_20_body">The returned <text:span text:style-name="Emphasis">list</text:span> must be safe to be modified by the user.
</text:p>
              <text:p text:style-name="Horizontal_20_Line"/>
            </text:list-item>
          </text:list>
        </text:list-item>
      </text:list>
      <text:h text:style-name="Heading_20_3" text:outline-level="3" text:is-list-header="false">
<text:bookmark-start text:name="OrgXref.org3d7ac8d"/>
<text:bookmark text:name="org3d7ac8d"/>Affected symbols
<text:bookmark-end text:name="OrgXref.org3d7ac8d"/></text:h>
      <text:p text:style-name="Horizontal_20_Line"/>
      <text:list text:style-name="OrgNumberedList" text:continue-numbering="false">
        <text:list-item>
          <text:p text:style-name="Text_20_body">
<text:bookmark-start text:name="OrgXref.orgb7a1de2"/>
<text:bookmark text:name="orgb7a1de2"/>defpackage
<text:bookmark-end text:name="OrgXref.orgb7a1de2"/></text:p>
          <text:p text:style-name="Text_20_body">See <text:a xlink:type="simple" xlink:href="#defpackage">defpackage</text:a>.
</text:p>
          <text:p text:style-name="Horizontal_20_Line"/>
        </text:list-item>
        <text:list-item>
          <text:p text:style-name="Text_20_body">
<text:bookmark-start text:name="OrgXref.orgbc29f20"/>
<text:bookmark text:name="orgbc29f20"/>make-package
<text:bookmark-end text:name="OrgXref.orgbc29f20"/></text:p>
          <text:p text:style-name="Text_20_body">See <text:a xlink:type="simple" xlink:href="#make-package">make-package</text:a>.
</text:p>
          <text:p text:style-name="Horizontal_20_Line"/>
        </text:list-item>
        <text:list-item>
          <text:p text:style-name="Text_20_body">
<text:bookmark-start text:name="OrgXref.orged8023f"/>
<text:bookmark text:name="orged8023f"/>find-package
<text:bookmark-end text:name="OrgXref.orged8023f"/></text:p>
          <text:p text:style-name="Text_20_body">When argument to <text:span text:style-name="OrgCode">find-package</text:span> is a <text:span text:style-name="Emphasis">local nickname</text:span> that is defined in
the <text:span text:style-name="Emphasis">current package</text:span>, returns the package corresponding to this nickname.
</text:p>
          <text:p text:style-name="Text_20_body">This also affects all implied calls to <text:span text:style-name="OrgCode">find-package</text:span>, including but not
limited to those performed by the lisp reader as well as those performed by
<text:span text:style-name="OrgCode">export</text:span>, <text:span text:style-name="OrgCode">find-symbol</text:span>, <text:span text:style-name="OrgCode">import</text:span>, <text:span text:style-name="OrgCode">rename-package</text:span>, <text:span text:style-name="OrgCode">shadow</text:span>,
<text:span text:style-name="OrgCode">shadowing-import</text:span>, <text:span text:style-name="OrgCode">delete-package</text:span>, <text:span text:style-name="OrgCode">with-package-iterator</text:span>, <text:span text:style-name="OrgCode">unexport</text:span>,
<text:span text:style-name="OrgCode">unintern</text:span>, <text:span text:style-name="OrgCode">in-package</text:span>, <text:span text:style-name="OrgCode">unuse-package</text:span>, <text:span text:style-name="OrgCode">use-package</text:span>, <text:span text:style-name="OrgCode">do-symbols</text:span>,
<text:span text:style-name="OrgCode">do-external-symbols</text:span>, <text:span text:style-name="OrgCode">do-all-symbols</text:span>, <text:span text:style-name="OrgCode">intern</text:span>, <text:span text:style-name="OrgCode">package-name</text:span>,
<text:span text:style-name="OrgCode">package-nicknames</text:span>, <text:span text:style-name="OrgCode">package-shadowing-symbols</text:span>, <text:span text:style-name="OrgCode">package-use-list</text:span>,
<text:span text:style-name="OrgCode">package-used-by-list</text:span>.
</text:p>
          <text:p text:style-name="Text_20_body"><text:span text:style-name="OrgCode">add-package-local-nickname</text:span>, <text:span text:style-name="OrgCode">remove-package-local-nickname</text:span>,
<text:span text:style-name="OrgCode">package-local-nicknames</text:span> and <text:span text:style-name="OrgCode">package-locally-nicknamed-by</text:span> are also
affected.
</text:p>
          <text:p text:style-name="Text_20_body">There are two exceptions: <text:span text:style-name="OrgCode">make-package</text:span> and <text:span text:style-name="OrgCode">defpackage</text:span> must <text:span text:style-name="Bold">not</text:span> be
affected by <text:span text:style-name="Emphasis">local nicknames</text:span> of the <text:span text:style-name="Emphasis">current package</text:span>.
</text:p>
          <text:p text:style-name="Horizontal_20_Line"/>
        </text:list-item>
        <text:list-item>
          <text:p text:style-name="Text_20_body">
<text:bookmark-start text:name="OrgXref.org473edb9"/>
<text:bookmark text:name="org473edb9"/>rename-package
<text:bookmark-end text:name="OrgXref.org473edb9"/></text:p>
          <text:p text:style-name="Text_20_body">When a package is renamed via <text:span text:style-name="OrgCode">rename-package</text:span> it maintains all <text:span text:style-name="Emphasis">local
nicknames</text:span> it is nicknamed by, as well as all <text:span text:style-name="Emphasis">local nicknames</text:span> it has
defined.
</text:p>
          <text:list text:style-name="OrgNumberedList" text:continue-numbering="true">
            <text:list-item>
              <text:p text:style-name="Text_20_body">
<text:bookmark-start text:name="OrgXref.orgb9580c7"/>
<text:bookmark text:name="orgb9580c7"/>Implementation dependent
<text:bookmark-end text:name="OrgXref.orgb9580c7"/></text:p>
              <text:p text:style-name="Text_20_body"><text:span text:style-name="Bold">PROPOSAL</text:span> (See <text:a xlink:type="simple" xlink:href="#issues">issues#4</text:a>.)
</text:p>
              <text:p text:style-name="Text_20_body">If a <text:span text:style-name="Emphasis">new-name</text:span> or one of <text:span text:style-name="Emphasis">new-nicknames</text:span> is shadowed by one of the <text:span text:style-name="Emphasis">local
nicknames</text:span> of the package being redefined, a warning might be signaled.
</text:p>
              <text:p text:style-name="Horizontal_20_Line"/>
            </text:list-item>
          </text:list>
        </text:list-item>
        <text:list-item>
          <text:p text:style-name="Text_20_body">
<text:bookmark-start text:name="OrgXref.org7939f06"/>
<text:bookmark text:name="org7939f06"/>delete-package
<text:bookmark-end text:name="OrgXref.org7939f06"/></text:p>
          <text:p text:style-name="Text_20_body">When a package is deleted via <text:span text:style-name="OrgCode">delete-package</text:span> all <text:span text:style-name="Emphasis">local nicknames</text:span>
defined in other packages that it was nicknamed by must be removed as well
as all <text:span text:style-name="Emphasis">local nicknames</text:span> defined in the package that is being deleted.
</text:p>
          <text:p text:style-name="Text_20_body">This also means that this package must not be available by calls to
<text:span text:style-name="OrgCode">package-locally-nicknamed-by-list</text:span> and <text:span text:style-name="OrgCode">package-local-nicknames</text:span>.
</text:p>
          <text:p text:style-name="Horizontal_20_Line"/>
        </text:list-item>
      </text:list>
      <text:h text:style-name="Heading_20_3" text:outline-level="3" text:is-list-header="false">
<text:bookmark-start text:name="OrgXref.orgc04da7e"/>
<text:bookmark text:name="orgc04da7e"/>Edge cases
<text:bookmark-end text:name="OrgXref.orgc04da7e"/></text:h>
      <text:list text:style-name="OrgNumberedList" text:continue-numbering="false">
        <text:list-item>
          <text:p text:style-name="Text_20_body">
<text:bookmark-start text:name="OrgXref.orga8d78c0"/>
<text:bookmark text:name="orga8d78c0"/>PRINT-READ consistency
<text:bookmark-end text:name="OrgXref.orga8d78c0"/></text:p>
          <text:p text:style-name="Text_20_body">Lisp reader uses <text:span text:style-name="OrgCode">find-package</text:span> to read a symbol, and is affected by <text:span text:style-name="Emphasis">local
nicknames</text:span> of the <text:span text:style-name="Emphasis">current package</text:span>. So in order to maintain <text:span text:style-name="Bold">print-read</text:span>
consistency it is required to use a correct <text:span text:style-name="Emphasis">package prefix</text:span> - such prefix
that calling <text:span text:style-name="OrgCode">find-package</text:span> on it in the <text:span text:style-name="Emphasis">current package</text:span> will return the
symbol's <text:span text:style-name="Emphasis">home package</text:span>.
</text:p>
          <text:p text:style-name="Text_20_body">There are several situations to consider:
</text:p>
          <text:list text:style-name="OrgNumberedList" text:continue-numbering="false">
            <text:list-item>
              <text:p text:style-name="Text_20_body">There <text:span text:style-name="Bold">is</text:span> a <text:span text:style-name="Emphasis">local nickname</text:span> defined in the <text:span text:style-name="Emphasis">current package</text:span> for the
symbol's <text:span text:style-name="Emphasis">home package</text:span>.
</text:p>
              <text:p text:style-name="Text_20_body"><text:span text:style-name="Emphasis">In this case such local nickname can be used as the package prefix.</text:span>
</text:p>
            </text:list-item>
            <text:list-item>
              <text:p text:style-name="Text_20_body">Symbol's home <text:span text:style-name="Emphasis">package name</text:span> or one of its <text:span text:style-name="Emphasis">global nicknames</text:span> is not
shadowed by any <text:span text:style-name="Emphasis">local nickname</text:span> defined in the <text:span text:style-name="Emphasis">current package</text:span>.
</text:p>
              <text:p text:style-name="Text_20_body"><text:span text:style-name="Emphasis">In this case that package name or global nickname can be used as the
package prefix.</text:span>
</text:p>
            </text:list-item>
            <text:list-item>
              <text:p text:style-name="Text_20_body">Symbol's home <text:span text:style-name="Emphasis">package name</text:span> and all its <text:span text:style-name="Emphasis">global nicknames</text:span> are shadowed
by one of the <text:span text:style-name="Emphasis">local nicknames</text:span> of the <text:span text:style-name="Emphasis">current package</text:span> and there <text:span text:style-name="Bold">is
no</text:span> <text:span text:style-name="Emphasis">local nickname</text:span> defined (in the <text:span text:style-name="Emphasis">current package</text:span>) for the symbol's
home package.
</text:p>
              <text:p text:style-name="Text_20_body"><text:span text:style-name="Bold">PROPOSALS</text:span>
</text:p>
              <text:list text:style-name="OrgBulletedList" text:continue-numbering="true">
                <text:list-item>
                  <text:p text:style-name="Text_20_body">The symbol must be printed using the <text:span text:style-name="OrgCode">#.</text:span> syntax:
</text:p>
                  <text:p text:style-name="OrgSrcBlock">#.(cl:let<text:s/>((cl:*package*<text:s/>(cl:find-package<text:s/><text:span text:style-name="OrgSrcFontLockStringFace">"KEYWORD"</text:span>)))</text:p>
                  <text:p text:style-name="OrgSrcBlock"><text:s/><text:s/><text:s/><text:s/>(cl:find-symbol<text:s/><text:span text:style-name="OrgSrcFontLockStringFace">"BAR"</text:span><text:s/><text:span text:style-name="OrgSrcFontLockStringFace">"FOO"</text:span>))</text:p>
                  <text:p text:style-name="OrgSrcBlock"><text:span text:style-name="OrgSrcFontLockCommentDelimiterFace">;;<text:s/></text:span><text:span text:style-name="OrgSrcFontLockCommentFace">or</text:span></text:p>
                  <text:p text:style-name="OrgSrcBlock">#.(cl:let<text:s/>((cl:*package*<text:s/>(cl:find-package<text:s/><text:span text:style-name="OrgSrcFontLockStringFace">"KEYWORD"</text:span>)))</text:p>
                  <text:p text:style-name="OrgSrcBlockLastLine"><text:s/><text:s/><text:s/><text:s/>(cl:intern<text:s/><text:span text:style-name="OrgSrcFontLockStringFace">"BAR"</text:span><text:s/><text:span text:style-name="OrgSrcFontLockStringFace">"FOO"</text:span>))</text:p>
                  <text:p text:style-name="Text_20_body">Note that <text:span text:style-name="OrgCode">#:KEYWORD</text:span> name is reserved for the <text:span text:style-name="OrgCode">#:KEYWORD</text:span> package and
cannot be used as a <text:span text:style-name="Emphasis">local nickname</text:span> thus this expression will always
evaluate to the symbol <text:span text:style-name="OrgCode">foo::bar</text:span>.
</text:p>
                </text:list-item>
                <text:list-item>
                  <text:p text:style-name="Text_20_body">In this case the symbol must be printed using <text:span text:style-name="OrgCode">:::</text:span> and <text:span text:style-name="OrgCode">::::</text:span> syntax
to lookup and intern ignoring <text:span text:style-name="Emphasis">local nicknames</text:span> respectively:
</text:p>
                  <text:p text:style-name="OrgSrcBlock">foo:::bar<text:s/><text:s/><text:span text:style-name="OrgSrcFontLockCommentFace">;<text:s/>same<text:s/>as<text:s/>(cl:find-symbol<text:s/>"BAR"<text:s/>"FOO")<text:s/>in<text:s/>the<text:s/>#:KEYWORD<text:s/>package</text:span></text:p>
                  <text:p text:style-name="OrgSrcBlockLastLine">foo::::bar<text:s/><text:s/><text:span text:style-name="OrgSrcFontLockCommentFace">;<text:s/>same<text:s/>as<text:s/>(cl:intern<text:s/>"BAR"<text:s/>"FOO")<text:s/>in<text:s/>#:KEYWORD<text:s/>package</text:span></text:p>
                </text:list-item>
                <text:list-item>
                  <text:p text:style-name="Text_20_body">In this case the symbol must be printed using the <text:span text:style-name="OrgCode">#`</text:span> syntax for
reading an expression ignoring <text:span text:style-name="Emphasis">local nicknames</text:span> in the <text:span text:style-name="Emphasis">current
package</text:span>:
</text:p>
                  <text:p text:style-name="OrgFixedWidthBlockLastLine">#`foo:bar <text:s text:c="1"/>and <text:s text:c="1"/>#`foo::bar</text:p>
                  <text:p text:style-name="Text_20_body">It can be implemented roughly as follows:
</text:p>
                  <text:p text:style-name="OrgSrcBlock">(<text:span text:style-name="OrgSrcFontLockKeywordFace">defun</text:span><text:s/>|#`-reader|<text:s/>(stream<text:s/>subchar<text:s/>arg)</text:p>
                  <text:p text:style-name="OrgSrcBlock"><text:s/><text:s/>(<text:span text:style-name="OrgSrcFontLockKeywordFace">declare</text:span><text:s/>(ignore<text:s/>subchar<text:s/>arg))</text:p>
                  <text:p text:style-name="OrgSrcBlock"><text:s/><text:s/>(<text:span text:style-name="OrgSrcFontLockKeywordFace">let*</text:span><text:s/>((current-package<text:s/>*package*)</text:p>
                  <text:p text:style-name="OrgSrcBlock"><text:s/><text:s/><text:s/><text:s/><text:s/><text:s/><text:s/><text:s/><text:s/>(local-nicknames<text:s/>(package-local-nicknames<text:s/>current-package)))</text:p>
                  <text:p text:style-name="OrgSrcBlock"><text:s/><text:s/><text:s/><text:s/>(<text:span text:style-name="OrgSrcFontLockKeywordFace">loop</text:span><text:s/>for<text:s/>(nick<text:s/>.<text:s/>package)<text:s/>in<text:s/>local-nicknames</text:p>
                  <text:p text:style-name="OrgSrcBlock"><text:s/><text:s/><text:s/><text:s/><text:s/><text:s/><text:s/><text:s/><text:s/><text:s/>do<text:s/>(remove-package-local-nickname<text:s/>nick<text:s/>current-package))</text:p>
                  <text:p text:style-name="OrgSrcBlock"><text:s/><text:s/><text:s/><text:s/>(<text:span text:style-name="OrgSrcFontLockKeywordFace">unwind-protect</text:span></text:p>
                  <text:p text:style-name="OrgSrcBlock"><text:s/><text:s/><text:s/><text:s/><text:s/><text:s/><text:s/><text:s/><text:s/>(read<text:s/>stream<text:s/>t<text:s/>nil<text:s/>t)</text:p>
                  <text:p text:style-name="OrgSrcBlock"><text:s/><text:s/><text:s/><text:s/><text:s/><text:s/>(<text:span text:style-name="OrgSrcFontLockKeywordFace">loop</text:span><text:s/>for<text:s/>(nick<text:s/>.<text:s/>package)<text:s/>in<text:s/>local-nicknames</text:p>
                  <text:p text:style-name="OrgSrcBlock"><text:s/><text:s/><text:s/><text:s/><text:s/><text:s/><text:s/><text:s/><text:s/><text:s/><text:s/><text:s/>do<text:s/>(add-package-local-nickname<text:s/>nick<text:s/>package<text:s/>current-package)))))</text:p>
                  <text:p text:style-name="OrgSrcBlock"/>
                  <text:p text:style-name="OrgSrcBlockLastLine">(set-dispatch-macro-character<text:s/>#\#<text:s/>#\`<text:s/>#'|#`-reader|)</text:p>
                  <text:p text:style-name="Text_20_body">It is implementation dependent whether <text:span text:style-name="Emphasis">local nicknames</text:span> are actually
removed from the <text:span text:style-name="Emphasis">current package</text:span> or not.
</text:p>
                </text:list-item>
                <text:list-item>
                  <text:p text:style-name="Text_20_body">In this case the symbol must be printed unreadably (specifics are
implementation dependent):
</text:p>
                  <text:p text:style-name="OrgFixedWidthBlock">#&lt;SYMBOL IN THE SHADOWED PACKAGE FOO:BAR&gt;</text:p>
                  <text:p text:style-name="OrgFixedWidthBlockLastLine">#&lt;SYMBOL IN THE SHADOWED PACKAGE FOO::BAR&gt;</text:p>
                  <text:p text:style-name="Text_20_body">If <text:span text:style-name="OrgCode">*print-readably*</text:span> is <text:span text:style-name="Emphasis">true</text:span> must signal an error of type
<text:span text:style-name="OrgCode">print-not-readable</text:span> without printing anything.
</text:p>
                </text:list-item>
              </text:list>
            </text:list-item>
          </text:list>
        </text:list-item>
      </text:list>
      <text:h text:style-name="Heading_20_3" text:outline-level="3" text:is-list-header="false">
<text:bookmark-start text:name="OrgXref.orgc6ea5ac"/>
<text:bookmark text:name="orgc6ea5ac"/><text:span text:style-name="OrgCode">*FEATURES*</text:span>
<text:bookmark-end text:name="OrgXref.orgc6ea5ac"/></text:h>
      <text:p text:style-name="Text_20_body">If an implementation supports package-local nicknames it should add symbols
<text:span text:style-name="OrgCode">:package-local-nicknames</text:span> and <text:span text:style-name="OrgCode">:cdr-15</text:span> (per CDR 14) to <text:span text:style-name="OrgCode">*features*</text:span>.
</text:p>
      <text:h text:style-name="Heading_20_2" text:outline-level="2" text:is-list-header="false">
<text:bookmark-start text:name="OrgXref.orgb1bb99a"/>
<text:bookmark text:name="orgb1bb99a"/>Examples
<text:bookmark-end text:name="OrgXref.orgb1bb99a"/></text:h>
      <text:p text:style-name="Text_20_body">[TODO]
</text:p>
      <text:h text:style-name="Heading_20_1" text:outline-level="1" text:is-list-header="false">
<text:bookmark-start text:name="OrgXref.orga62bddb"/>
<text:bookmark text:name="orga62bddb"/>Links
<text:bookmark-end text:name="OrgXref.orga62bddb"/></text:h>
      <text:p text:style-name="Text_20_body">3b's <text:a xlink:type="simple" xlink:href="https://github.com/3b/package-local-nicknames/blob/master/docs.org">notes</text:a> on package-local nicknames.
</text:p>
      <text:p text:style-name="Text_20_body">phoe's <text:a xlink:type="simple" xlink:href="https://github.com/phoe/trivial-package-local-nicknames">tests</text:a>.
</text:p>
      <text:p text:style-name="Text_20_body">SBCL's <text:a xlink:type="simple" xlink:href="https://www.sbcl.org/manual/#Package_002dLocal-Nicknames">manual entry</text:a>.
</text:p>
      <text:h text:style-name="Heading_20_1" text:outline-level="1" text:is-list-header="false">
<text:bookmark-start text:name="OrgXref.orge12dde7"/>
<text:bookmark text:name="orge12dde7"/>Copying and License
<text:bookmark-end text:name="OrgXref.orge12dde7"/></text:h>
      <text:p text:style-name="Text_20_body">[TOD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KeywordFace" style:family="text">
      <style:text-properties fo:color="#8ac6f2"/>
    </style:style>
    <style:style style:name="OrgSrcFontLockCommentFace" style:family="text">
      <style:text-properties fo:color="#99968b"/>
    </style:style>
    <style:style style:name="OrgSrcFontLockCommentDelimiterFace" style:family="text">
      <style:text-properties fo:color="#99968b"/>
    </style:style>
    <style:style style:name="OrgSrcBlock" style:family="paragraph" style:parent-style-name="Preformatted_20_Text">
      <style:paragraph-properties fo:background-color="#111111" fo:padding="0.049cm" fo:border="0.51pt solid #000000" style:shadow="none">
        <style:background-image/>
      </style:paragraph-properties>
      <style:text-properties fo:color="#f6f3e8"/>
    </style:style>
    <style:style style:name="OrgSrcFontLockStringFace" style:family="text">
      <style:text-properties fo:color="#95e454"/>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leefre</dc:creator>
    <meta:initial-creator>Gleefre</meta:initial-creator>
    <dc:date>2023-06-15T11:41:13</dc:date>
    <meta:creation-date>2023-06-15T11:41:13</meta:creation-date>
    <meta:generator>Emacs 27.1 (Org mode 9.3)</meta:generator>
    <meta:keyword/>
    <dc:subject>This is a CDR specification for package-local nicknames.</dc:subject>
    <dc:title>Package-Local Nicknames</dc:title>
  </office:meta>
</office:document-meta>
</file>